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5000000D6A90E0F86A8A89276.png" manifest:media-type="image/png"/>
  <manifest:file-entry manifest:full-path="Pictures/10001DEC0000063B000004BAB8953B88B0E7009E.svg" manifest:media-type="image/svg+xml"/>
  <manifest:file-entry manifest:full-path="Pictures/10000201000000AE00000074997A46F1A8DD9E27.png" manifest:media-type="image/png"/>
  <manifest:file-entry manifest:full-path="Pictures/10001E0B0000160E00001623C4013914ADAE8809.svg" manifest:media-type="image/svg+xml"/>
  <manifest:file-entry manifest:full-path="Pictures/1000000000000020000000204B249CA79A42C6D7.png" manifest:media-type="image/png"/>
  <manifest:file-entry manifest:full-path="Pictures/10000201000000D5000000D60ED0F1F4800073A1.png" manifest:media-type="image/png"/>
  <manifest:file-entry manifest:full-path="Pictures/100002010000003C0000002EAE31551E5C606968.png" manifest:media-type="image/png"/>
  <manifest:file-entry manifest:full-path="Pictures/10001DE20000160E00001623B548BC16238DA977.svg" manifest:media-type="image/svg+xml"/>
  <manifest:file-entry manifest:full-path="Pictures/100018B00000120600000BFBE92E31CEEE9FE04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svg:stroke-width="0.035cm" draw:marker-start-width="0.463cm" draw:marker-end-width="0.463cm" draw:fill="none" draw:textarea-horizontal-align="center" draw:textarea-vertical-align="middle" fo:padding-top="0.143cm" fo:padding-bottom="0.143cm" fo:padding-left="0.268cm" fo:padding-right="0.268cm"/>
    </style:style>
    <style:style style:name="gr2" style:family="graphic" style:parent-style-name="standard">
      <style:graphic-properties draw:fill="solid" draw:fill-color="#e8e8e8" draw:textarea-horizontal-align="justify" draw:textarea-vertical-align="middle" draw:auto-grow-height="false" fo:min-height="1.098cm" fo:min-width="1.761cm" fo:wrap-option="no-wrap"/>
    </style:style>
    <style:style style:name="gr3" style:family="graphic" style:parent-style-name="standard">
      <style:graphic-properties svg:stroke-width="0.053cm" svg:stroke-color="#990000" draw:marker-start-width="0.379cm" draw:marker-end-width="0.379cm" draw:fill="solid" draw:fill-color="#ffffff" draw:textarea-horizontal-align="justify" draw:textarea-vertical-align="middle" draw:auto-grow-height="false" fo:min-height="0.48cm" fo:min-width="1.231cm" fo:padding-top="0.151cm" fo:padding-bottom="0.151cm" fo:padding-left="0.276cm" fo:padding-right="0.276cm"/>
    </style:style>
    <style:style style:name="gr4" style:family="graphic" style:parent-style-name="objectwithoutfill">
      <style:graphic-properties svg:stroke-width="0.035cm" svg:stroke-color="#666666" draw:marker-start-width="0.463cm" draw:marker-end-width="0.463cm" draw:fill="none" draw:textarea-horizontal-align="center" draw:textarea-vertical-align="middle" fo:padding-top="0.143cm" fo:padding-bottom="0.143cm" fo:padding-left="0.268cm" fo:padding-right="0.268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99cm, 0cm, 0.499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454cm" fo:min-width="1.4cm" fo:padding-top="0.1cm" fo:padding-bottom="0.1cm" fo:padding-left="0.1cm" fo:padding-right="0.1cm"/>
    </style:style>
    <style:style style:name="gr7" style:family="graphic" style:parent-style-name="standard">
      <style:graphic-properties draw:fill="solid" draw:fill-color="#ff420e" draw:textarea-horizontal-align="justify" draw:textarea-vertical-align="middle" draw:auto-grow-height="false" fo:min-height="0.7cm" fo:min-width="0cm"/>
    </style:style>
    <style:style style:name="gr8" style:family="graphic" style:parent-style-name="standard">
      <style:graphic-properties draw:fill="solid" draw:fill-color="#579d1c" draw:textarea-horizontal-align="justify" draw:textarea-vertical-align="middle" draw:auto-grow-height="false" fo:min-height="0.7cm" fo:min-width="0cm"/>
    </style:style>
    <style:style style:name="gr9" style:family="graphic" style:parent-style-name="standard">
      <style:graphic-properties draw:fill="solid" draw:fill-color="#0084d1" draw:textarea-horizontal-align="justify" draw:textarea-vertical-align="middle" draw:auto-grow-height="false" fo:min-height="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2.489cm" fo:min-width="2.966cm"/>
    </style:style>
    <style:style style:name="gr11" style:family="graphic" style:parent-style-name="standard">
      <style:graphic-properties draw:fill="solid" draw:fill-color="#bababa" draw:textarea-horizontal-align="justify" draw:textarea-vertical-align="middle" draw:auto-grow-height="false" fo:min-height="0.7cm" fo:min-width="0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6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581cm" fo:min-width="0.892cm"/>
    </style:style>
    <style:style style:name="gr14"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15" style:family="graphic" style:parent-style-name="standard">
      <style:graphic-properties draw:fill="solid" draw:fill-color="#d2e6f1" draw:textarea-horizontal-align="justify" draw:textarea-vertical-align="middle" draw:auto-grow-height="false" fo:min-height="0.551cm" fo:min-width="1.651cm"/>
    </style:style>
    <style:style style:name="gr16" style:family="graphic" style:parent-style-name="standard">
      <style:graphic-properties draw:fill="solid" draw:fill-color="#d2e6f1" draw:textarea-horizontal-align="justify" draw:textarea-vertical-align="middle" draw:auto-grow-height="false" fo:min-height="0.436cm" fo:min-width="1.09cm"/>
    </style:style>
    <style:style style:name="gr17"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5.801cm" fo:min-width="4.28cm"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5.422cm"/>
    </style:style>
    <style:style style:name="gr19" style:family="graphic" style:parent-style-name="standard">
      <style:graphic-properties draw:fill="solid" draw:fill-color="#579d1c" draw:textarea-horizontal-align="justify" draw:textarea-vertical-align="middle" draw:auto-grow-height="false" fo:min-height="0.3cm" fo:min-width="0cm"/>
    </style:style>
    <style:style style:name="gr20" style:family="graphic" style:parent-style-name="standard">
      <style:graphic-properties draw:fill="solid" draw:fill-color="#0084d1" draw:textarea-horizontal-align="justify" draw:textarea-vertical-align="middle" draw:auto-grow-height="false" fo:min-height="0.2cm" fo:min-width="0cm"/>
    </style:style>
    <style:style style:name="gr21" style:family="graphic" style:parent-style-name="standard">
      <style:graphic-properties svg:stroke-color="#ea7500" draw:fill="solid" draw:fill-color="#ea7500" draw:textarea-horizontal-align="justify" draw:textarea-vertical-align="middle" draw:auto-grow-height="false" fo:min-height="0.232cm" fo:min-width="0.933cm" fo:padding-top="0.2cm" fo:padding-bottom="0.2cm" fo:padding-left="0.2cm" fo:padding-right="0.2cm"/>
    </style:style>
    <style:style style:name="gr22" style:family="graphic" style:parent-style-name="standard">
      <style:graphic-properties svg:stroke-width="0.028cm" draw:marker-start-width="0.342cm" draw:marker-end-width="0.342cm" draw:fill="none" draw:textarea-horizontal-align="justify" draw:textarea-vertical-align="middle" draw:auto-grow-height="false" fo:min-height="0.381cm" fo:min-width="0cm" fo:padding-top="0.114cm" fo:padding-bottom="0.114cm" fo:padding-left="0.114cm" fo:padding-right="0.114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581cm" fo:min-width="1.187cm"/>
    </style:style>
    <style:style style:name="gr25" style:family="graphic" style:parent-style-name="standard">
      <style:graphic-properties draw:fill="solid" draw:fill-color="#ff420e" draw:textarea-horizontal-align="justify" draw:textarea-vertical-align="middle" draw:auto-grow-height="false" fo:min-height="0.701cm" fo:min-width="0cm"/>
    </style:style>
    <style:style style:name="gr26" style:family="graphic" style:parent-style-name="standard">
      <style:graphic-properties svg:stroke-width="0.028cm" draw:marker-start-width="0.342cm" draw:marker-end-width="0.342cm" draw:fill="none" draw:textarea-horizontal-align="justify" draw:textarea-vertical-align="middle" draw:auto-grow-height="false" fo:min-height="0.356cm" fo:min-width="0cm" fo:padding-top="0.114cm" fo:padding-bottom="0.114cm" fo:padding-left="0.114cm" fo:padding-right="0.114cm"/>
    </style:style>
    <style:style style:name="gr27" style:family="graphic" style:parent-style-name="standard">
      <style:graphic-properties draw:stroke="none" svg:stroke-color="#000000" draw:fill="solid" draw:fill-color="#ffffff" draw:opacity="70%" draw:textarea-horizontal-align="justify" draw:textarea-vertical-align="middle" draw:auto-grow-height="false" fo:min-height="1.55cm" fo:min-width="1.801cm" draw:shadow-opacity="70%"/>
    </style:style>
    <style:style style:name="gr28" style:family="graphic" style:parent-style-name="standard">
      <style:graphic-properties draw:stroke="none" svg:stroke-color="#000000" draw:fill="solid" draw:fill-color="#ffffff" draw:opacity="70%" draw:textarea-horizontal-align="justify" draw:textarea-vertical-align="middle" draw:auto-grow-height="false" fo:min-height="1.425cm" fo:min-width="2.176cm" draw:shadow-opacity="70%"/>
    </style:style>
    <style:style style:name="gr29" style:family="graphic" style:parent-style-name="standard">
      <style:graphic-properties svg:stroke-width="0.028cm" draw:marker-start-width="0.342cm" draw:marker-end-width="0.342cm" draw:fill="none" draw:textarea-horizontal-align="justify" draw:textarea-vertical-align="middle" draw:auto-grow-height="false" fo:min-height="0.374cm" fo:min-width="0cm" fo:padding-top="0.114cm" fo:padding-bottom="0.114cm" fo:padding-left="0.114cm" fo:padding-right="0.114cm"/>
    </style:style>
    <style:style style:name="gr30" style:family="graphic" style:parent-style-name="standard">
      <style:graphic-properties draw:fill="solid" draw:fill-color="#ff420e" draw:textarea-horizontal-align="justify" draw:textarea-vertical-align="middle" draw:auto-grow-height="false" fo:min-height="0.595cm" fo:min-width="0cm"/>
    </style:style>
    <style:style style:name="gr31" style:family="graphic" style:parent-style-name="standard">
      <style:graphic-properties draw:fill="solid" draw:fill-color="#ea7500" draw:textarea-horizontal-align="justify" draw:textarea-vertical-align="middle" draw:auto-grow-height="false" fo:min-height="9.509cm" fo:min-width="0.27cm"/>
    </style:style>
    <style:style style:name="gr32" style:family="graphic" style:parent-style-name="standard">
      <style:graphic-properties draw:fill="solid" draw:fill-color="#ff420e" draw:textarea-horizontal-align="justify" draw:textarea-vertical-align="middle" draw:auto-grow-height="false" fo:min-height="0.59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606cm" fo:min-width="6.862cm"/>
    </style:style>
    <style:style style:name="gr34" style:family="graphic" style:parent-style-name="standard">
      <style:graphic-properties draw:fill="solid" draw:fill-color="#ff420e" draw:textarea-horizontal-align="justify" draw:textarea-vertical-align="middle" draw:auto-grow-height="false" fo:min-height="0.586cm" fo:min-width="0cm"/>
    </style:style>
    <style:style style:name="gr35" style:family="graphic" style:parent-style-name="standard">
      <style:graphic-properties draw:fill="solid" draw:fill-color="#ea7500" draw:textarea-horizontal-align="justify" draw:textarea-vertical-align="middle" draw:auto-grow-height="false" fo:min-height="9.391cm" fo:min-width="0.273cm"/>
    </style:style>
    <style:style style:name="gr36" style:family="graphic" style:parent-style-name="standard">
      <style:graphic-properties draw:fill="solid" draw:fill-color="#ff420e" draw:textarea-horizontal-align="justify" draw:textarea-vertical-align="middle" draw:auto-grow-height="false" fo:min-height="0.585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497cm" fo:min-width="5.844cm"/>
    </style:style>
    <style:style style:name="gr38" style:family="graphic" style:parent-style-name="standard">
      <style:graphic-properties svg:stroke-width="0.028cm" draw:marker-start-width="0.342cm" draw:marker-end-width="0.342cm" draw:fill="none" draw:textarea-horizontal-align="justify" draw:textarea-vertical-align="middle" draw:auto-grow-height="false" fo:min-height="0.391cm" fo:min-width="0cm" fo:padding-top="0.114cm" fo:padding-bottom="0.114cm" fo:padding-left="0.114cm" fo:padding-right="0.114cm"/>
    </style:style>
    <style:style style:name="P1" style:family="paragraph">
      <loext:graphic-properties draw:fill="none"/>
      <style:paragraph-properties fo:text-align="center"/>
    </style:style>
    <style:style style:name="P2" style:family="paragraph">
      <loext:graphic-properties draw:fill="solid" draw:fill-color="#e8e8e8"/>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color="#990000" style:font-name="Universalis ADF Std" fo:font-size="12pt" style:font-size-asian="12pt" style:font-size-complex="12pt"/>
    </style:style>
    <style:style style:name="P5" style:family="paragraph">
      <loext:graphic-properties draw:fill="none" draw:fill-color="#ffffff"/>
      <style:text-properties fo:color="#ffffff" style:font-name="Hack" fo:font-size="14pt" style:font-size-asian="14pt" style:font-size-complex="14pt"/>
    </style:style>
    <style:style style:name="P6" style:family="paragraph">
      <loext:graphic-properties draw:fill="solid" draw:fill-color="#ff420e"/>
      <style:paragraph-properties fo:text-align="center"/>
    </style:style>
    <style:style style:name="P7" style:family="paragraph">
      <loext:graphic-properties draw:fill="solid" draw:fill-color="#579d1c"/>
      <style:paragraph-properties fo:text-align="center"/>
    </style:style>
    <style:style style:name="P8" style:family="paragraph">
      <loext:graphic-properties draw:fill="solid" draw:fill-color="#0084d1"/>
      <style:paragraph-properties fo:text-align="center"/>
    </style:style>
    <style:style style:name="P9" style:family="paragraph">
      <loext:graphic-properties draw:fill="none" draw:fill-color="#ffffff"/>
      <style:text-properties fo:color="#0084d1" style:font-name="Source Code Pro" fo:font-size="12pt" style:font-size-asian="18pt" style:font-size-complex="18pt"/>
    </style:style>
    <style:style style:name="P10" style:family="paragraph">
      <loext:graphic-properties draw:fill="solid" draw:fill-color="#bababa"/>
      <style:paragraph-properties fo:text-align="center"/>
    </style:style>
    <style:style style:name="P11" style:family="paragraph">
      <loext:graphic-properties draw:fill="solid" draw:fill-color="#d2e6f1"/>
      <style:paragraph-properties fo:text-align="center"/>
      <style:text-properties style:font-name="Source Code Pro" fo:font-size="10.5pt" style:font-size-asian="18pt" style:font-size-complex="18pt"/>
    </style:style>
    <style:style style:name="P12" style:family="paragraph">
      <loext:graphic-properties draw:fill="none" draw:fill-color="#ffffff"/>
      <style:text-properties style:font-name="Source Code Pro" fo:font-size="16pt" style:font-size-asian="18pt" style:font-size-complex="18pt"/>
    </style:style>
    <style:style style:name="P13" style:family="paragraph">
      <style:paragraph-properties fo:margin-left="0.1cm" fo:margin-right="0.1cm" fo:text-align="center" fo:text-indent="0cm"/>
    </style:style>
    <style:style style:name="P14" style:family="paragraph">
      <loext:graphic-properties draw:fill="solid" draw:fill-color="#ea7500"/>
      <style:paragraph-properties fo:margin-left="0.1cm" fo:margin-right="0.1cm" fo:text-align="center" fo:text-indent="0cm"/>
      <style:text-properties fo:color="#ffffff" style:font-name="Source Code Pro" fo:font-size="14pt" style:font-size-asian="18pt" style:font-size-complex="18pt"/>
    </style:style>
    <style:style style:name="P15" style:family="paragraph">
      <loext:graphic-properties draw:fill="solid" draw:fill-color="#ffffff" draw:opacity="70%"/>
      <style:paragraph-properties fo:text-align="center"/>
    </style:style>
    <style:style style:name="P16" style:family="paragraph">
      <loext:graphic-properties draw:fill="solid" draw:fill-color="#ea7500"/>
      <style:paragraph-properties fo:text-align="center"/>
    </style:style>
    <style:style style:name="P17" style:family="paragraph">
      <loext:graphic-properties draw:fill="none" draw:fill-color="#ffffff"/>
      <style:text-properties fo:color="#ffffff" style:font-name="Hack1" fo:font-size="12pt" fo:font-weight="normal" style:font-size-asian="18pt" style:font-size-complex="18pt"/>
    </style:style>
    <style:style style:name="T1" style:family="text">
      <style:text-properties fo:color="#990000" style:font-name="Universalis ADF Std" fo:font-size="12pt" style:font-size-asian="12pt" style:font-size-complex="12pt"/>
    </style:style>
    <style:style style:name="T2" style:family="text">
      <style:text-properties fo:color="#ffffff" style:font-name="Hack" fo:font-size="11pt" style:font-size-asian="11pt" style:font-size-complex="11pt"/>
    </style:style>
    <style:style style:name="T3" style:family="text">
      <style:text-properties fo:color="#bababa" style:font-name="Source Code Pro" fo:font-size="12pt" style:font-size-asian="18pt" style:font-size-complex="18pt"/>
    </style:style>
    <style:style style:name="T4" style:family="text">
      <style:text-properties fo:color="#0084d1" style:font-name="Source Code Pro" fo:font-size="12pt" style:font-size-asian="18pt" style:font-size-complex="18pt"/>
    </style:style>
    <style:style style:name="T5" style:family="text">
      <style:text-properties fo:color="#5eb91e" style:font-name="Source Code Pro" fo:font-size="12pt" style:font-size-asian="18pt" style:font-size-complex="18pt"/>
    </style:style>
    <style:style style:name="T6" style:family="text">
      <style:text-properties fo:color="#f10d0c" style:font-name="Source Code Pro" fo:font-size="12pt" style:font-size-asian="18pt" style:font-size-complex="18pt"/>
    </style:style>
    <style:style style:name="T7" style:family="text">
      <style:text-properties fo:color="#ffffff" style:font-name="Hack" fo:font-size="14pt" style:font-size-asian="14pt" style:font-size-complex="14pt"/>
    </style:style>
    <style:style style:name="T8" style:family="text">
      <style:text-properties style:font-name="Source Code Pro" fo:font-size="10.5pt" style:font-size-asian="18pt" style:font-size-complex="18pt"/>
    </style:style>
    <style:style style:name="T9" style:family="text">
      <style:text-properties style:font-name="Source Code Pro" fo:font-size="16pt" style:font-size-asian="18pt" style:font-size-complex="18pt"/>
    </style:style>
    <style:style style:name="T10" style:family="text">
      <style:text-properties fo:color="#ffffff" style:font-name="Source Code Pro" fo:font-size="14pt" style:font-size-asian="18pt" style:font-size-complex="18pt"/>
    </style:style>
    <style:style style:name="T11" style:family="text">
      <style:text-properties fo:color="#ffffff" style:font-name="Hack1" fo:font-size="12pt" fo:font-weight="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7.75cm" svg:y1="3.875cm" svg:x2="3.375cm" svg:y2="6.25cm">
          <text:p/>
        </draw:line>
        <draw:custom-shape draw:style-name="gr2" draw:text-style-name="P2" draw:layer="layout" svg:width="3.001cm" svg:height="2cm" svg:x="13.404cm" svg:y="0.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14.605cm" svg:y1="3.65cm" svg:x2="8.778cm" svg:y2="3.65cm">
          <text:p/>
        </draw:line>
        <draw:custom-shape draw:style-name="gr3" draw:text-style-name="P4" draw:layer="layout" svg:width="1.801cm" svg:height="0.8cm" svg:x="0.3cm" svg:y="0.7cm">
          <text:p text:style-name="P3"><text:span text:style-name="T1">Branch1</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2cm" svg:y1="2.1cm" svg:x2="1.1cm" svg:y2="2.1cm">
          <text:p/>
        </draw:line>
        <draw:line draw:style-name="gr4" draw:text-style-name="P1" draw:layer="layout" svg:x1="12.625cm" svg:y1="1.5cm" svg:x2="8.625cm" svg:y2="3.375cm">
          <text:p/>
        </draw:line>
        <draw:line draw:style-name="gr1" draw:text-style-name="P1" draw:layer="layout" svg:x1="7.875cm" svg:y1="3.375cm" svg:x2="3.375cm" svg:y2="2.125cm">
          <text:p/>
        </draw:line>
        <draw:frame draw:style-name="gr5" draw:text-style-name="P1" draw:layer="layout" svg:width="2.001cm" svg:height="2.43cm" svg:x="1.725cm" svg:y="1cm">
          <draw:image xlink:href="Pictures/10001E0B0000160E00001623C4013914ADAE8809.svg" xlink:type="simple" xlink:show="embed" xlink:actuate="onLoad" loext:mime-type="image/svg+xml">
            <text:p/>
          </draw:image>
          <draw:image xlink:href="Pictures/10000201000000D5000000D6A90E0F86A8A89276.png" xlink:type="simple" xlink:show="embed" xlink:actuate="onLoad" loext:mime-type="image/png"/>
        </draw:frame>
        <draw:frame draw:style-name="gr6" draw:text-style-name="P5" draw:layer="layout" svg:width="1.6cm" svg:height="0.654cm" svg:x="1.87cm" svg:y="1.951cm">
          <draw:text-box>
            <text:p><text:span text:style-name="T2">Spoke1</text:span></text:p>
          </draw:text-box>
        </draw:frame>
        <draw:custom-shape draw:style-name="gr7" draw:text-style-name="P6" draw:layer="layout" svg:width="0.2cm" svg:height="0.9cm" draw:transform="rotate (1.5707963267949) translate (12.604cm 7.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0.2cm" svg:height="0.9cm" draw:transform="rotate (1.5707963267949) translate (12.604cm 6.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0.2cm" svg:height="0.9cm" draw:transform="rotate (1.5707963267949) translate (12.604cm 6.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9" draw:layer="layout" svg:width="3.166cm" svg:height="2.689cm" svg:x="13.654cm" svg:y="5.061cm">
          <draw:text-box>
            <text:p><text:span text:style-name="T3">Management</text:span></text:p>
            <text:p><text:span text:style-name="T4">Video</text:span></text:p>
            <text:p><text:span text:style-name="T5">Voice</text:span></text:p>
            <text:p><text:span text:style-name="T6">Data</text:span></text:p>
          </draw:text-box>
        </draw:frame>
        <draw:custom-shape draw:style-name="gr11" draw:text-style-name="P10" draw:layer="layout" svg:width="0.2cm" svg:height="0.9cm" draw:transform="rotate (1.5707963267949) translate (12.604cm 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1" draw:layer="layout" svg:width="2.401cm" svg:height="1.94cm" svg:x="14.229cm" svg:y="2.96cm">
          <draw:image xlink:href="Pictures/10001DE20000160E00001623B548BC16238DA977.svg" xlink:type="simple" xlink:show="embed" xlink:actuate="onLoad" loext:mime-type="image/svg+xml">
            <text:p/>
          </draw:image>
          <draw:image xlink:href="Pictures/10000201000000D5000000D60ED0F1F4800073A1.png" xlink:type="simple" xlink:show="embed" xlink:actuate="onLoad" loext:mime-type="image/png"/>
        </draw:frame>
        <draw:frame draw:style-name="gr13" draw:text-style-name="P5" draw:layer="layout" svg:width="1.092cm" svg:height="0.781cm" svg:x="14.904cm" svg:y="3.496cm">
          <draw:text-box>
            <text:p><text:span text:style-name="T7">Hub</text:span></text:p>
          </draw:text-box>
        </draw:frame>
        <draw:line draw:style-name="gr14" draw:text-style-name="P1" draw:layer="layout" svg:x1="8.173cm" svg:y1="1.76cm" svg:x2="8.173cm" svg:y2="2.158cm">
          <text:p/>
        </draw:line>
        <draw:custom-shape draw:style-name="gr15" draw:text-style-name="P11" draw:layer="layout" svg:width="2.101cm" svg:height="1cm" svg:x="7.212cm" svg:y="0.73cm">
          <text:p text:style-name="P3"><text:span text:style-name="T8">IP TV</text:span></text:p>
          <text:p text:style-name="P3"><text:span text:style-name="T8">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1" draw:layer="layout" svg:width="1.501cm" svg:height="0.846cm" svg:x="7.562cm" svg:y="5.974cm">
          <text:p text:style-name="P3"><text:span text:style-name="T8">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4" draw:text-style-name="P1" draw:layer="layout" svg:x1="8.167cm" svg:y1="5.641cm" svg:x2="8.174cm" svg:y2="5.974cm">
          <text:p/>
        </draw:line>
        <draw:custom-shape draw:style-name="gr17" draw:text-style-name="P1" draw:layer="layout" svg:width="5.054cm" svg:height="6.325cm" svg:x="6.002cm" svg:y="0.625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5.622cm" svg:height="0.908cm" svg:x="5.703cm" svg:y="-0.1cm">
          <draw:text-box>
            <text:p><text:span text:style-name="T9">Service Provider</text:span></text:p>
          </draw:text-box>
        </draw:frame>
        <draw:custom-shape draw:style-name="gr19" draw:text-style-name="P7" draw:layer="layout" svg:width="0.15cm" svg:height="0.5cm" svg:x="7.902cm" svg:y="5.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8" draw:layer="layout" svg:width="0.15cm" svg:height="0.4cm" draw:transform="rotate (-3.14159265358979) translate (8.452cm 2.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4" draw:layer="layout" svg:width="1.401cm" svg:height="0.7cm" svg:x="15.098cm" svg:y="2.527cm">
          <text:p text:style-name="P13"><text:span text:style-name="T10">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0.2cm" svg:height="0.901cm" draw:transform="rotate (1.83259571459405) translate (4.449cm 3.02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 draw:layer="layout" svg:width="0.25cm" svg:height="0.859cm" draw:transform="rotate (-0.261799387799149) translate (4.868cm 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0.2cm" svg:height="0.9cm" draw:transform="rotate (1.5707963267949) translate (10cm 3.9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1" draw:layer="layout" svg:width="2cm" svg:height="1.34cm" svg:x="12.254cm" svg:y="0.81cm">
          <draw:image xlink:href="Pictures/100018B00000120600000BFBE92E31CEEE9FE04E.svg" xlink:type="simple" xlink:show="embed" xlink:actuate="onLoad" loext:mime-type="image/svg+xml">
            <text:p/>
          </draw:image>
          <draw:image xlink:href="Pictures/10000201000000AE00000074997A46F1A8DD9E27.png" xlink:type="simple" xlink:show="embed" xlink:actuate="onLoad" loext:mime-type="image/png"/>
        </draw:frame>
        <draw:frame draw:style-name="gr24" draw:text-style-name="P5" draw:layer="layout" svg:width="1.387cm" svg:height="0.781cm" svg:x="12.504cm" svg:y="1.196cm">
          <draw:text-box>
            <text:p><text:span text:style-name="T7">Core</text:span></text:p>
          </draw:text-box>
        </draw:frame>
        <draw:frame draw:style-name="gr23" draw:text-style-name="P1" draw:layer="layout" svg:width="1.591cm" svg:height="1.21cm" svg:x="7.377cm" svg:y="3.065cm">
          <draw:image xlink:href="Pictures/10001DEC0000063B000004BAB8953B88B0E7009E.svg" xlink:type="simple" xlink:show="embed" xlink:actuate="onLoad" loext:mime-type="image/svg+xml">
            <text:p/>
          </draw:image>
          <draw:image xlink:href="Pictures/100002010000003C0000002EAE31551E5C606968.png" xlink:type="simple" xlink:show="embed" xlink:actuate="onLoad" loext:mime-type="image/png"/>
        </draw:frame>
        <draw:custom-shape draw:style-name="gr25" draw:text-style-name="P6" draw:layer="layout" svg:width="0.2cm" svg:height="0.901cm" draw:transform="skewX (0.00226892802759258) rotate (1.13446401379631) translate (11.369cm 1.50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0.251cm" svg:height="0.826cm" draw:transform="skewX (-0.0012217304763961) rotate (0.436332312998582) translate (11.562cm 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2.001cm" svg:height="1.75cm" svg:x="7.277cm" svg:y="5.15cm">
          <text:p/>
          <draw:enhanced-geometry svg:viewBox="0 0 21600 21600" draw:type="rectangle" draw:enhanced-path="M 0 0 L 21600 0 21600 21600 0 21600 0 0 Z N"/>
        </draw:custom-shape>
        <draw:custom-shape draw:style-name="gr28" draw:text-style-name="P15" draw:layer="layout" svg:width="2.376cm" svg:height="1.625cm" svg:x="7.027cm" svg:y="0.65cm">
          <text:p/>
          <draw:enhanced-geometry svg:viewBox="0 0 21600 21600" draw:type="rectangle" draw:enhanced-path="M 0 0 L 21600 0 21600 21600 0 21600 0 0 Z N"/>
        </draw:custom-shape>
        <draw:custom-shape draw:style-name="gr3" draw:text-style-name="P4" draw:layer="layout" svg:width="1.801cm" svg:height="0.8cm" svg:x="0.287cm" svg:y="4.887cm">
          <text:p text:style-name="P3"><text:span text:style-name="T1">Branch2</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987cm" svg:y1="6.287cm" svg:x2="1.087cm" svg:y2="6.287cm">
          <text:p/>
        </draw:line>
        <draw:frame draw:style-name="gr5" draw:text-style-name="P1" draw:layer="layout" svg:width="2.001cm" svg:height="2.43cm" svg:x="1.712cm" svg:y="5.187cm">
          <draw:image xlink:href="Pictures/10001E0B0000160E00001623C4013914ADAE8809.svg" xlink:type="simple" xlink:show="embed" xlink:actuate="onLoad" loext:mime-type="image/svg+xml">
            <text:p/>
          </draw:image>
          <draw:image xlink:href="Pictures/10000201000000D5000000D6A90E0F86A8A89276.png" xlink:type="simple" xlink:show="embed" xlink:actuate="onLoad" loext:mime-type="image/png"/>
        </draw:frame>
        <draw:frame draw:style-name="gr6" draw:text-style-name="P5" draw:layer="layout" svg:width="1.6cm" svg:height="0.654cm" svg:x="1.857cm" svg:y="6.138cm">
          <draw:text-box>
            <text:p><text:span text:style-name="T2">Spoke2</text:span></text:p>
          </draw:text-box>
        </draw:frame>
        <draw:g>
          <draw:custom-shape draw:style-name="gr11" draw:text-style-name="P10" draw:layer="layout" svg:width="0.2cm" svg:height="0.901cm" draw:transform="rotate (1.08210413623648) translate (4.382cm 5.06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 draw:layer="layout" svg:width="0.25cm" svg:height="0.85cm" draw:transform="rotate (0.488692190558412) translate (4.554cm 4.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 draw:text-style-name="P6" draw:layer="layout" svg:width="0.191cm" svg:height="0.795cm" draw:transform="skewX (-0.00872664625997165) rotate (1.34390352403563) translate (3.689cm 6.28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6" draw:layer="layout" svg:width="0.47cm" svg:height="9.709cm" draw:transform="skewX (-0.00663225115757843) rotate (1.34355445818524) translate (4.258cm 4.218cm)">
          <text:p/>
          <draw:enhanced-geometry svg:viewBox="0 0 88 21600" draw:mirror-vertical="false" draw:mirror-horizontal="true" draw:glue-points="44 ?f6 44 0 0 10800 44 21600 88 10800" draw:text-areas="0 ?f6 88 ?f3" draw:type="can" draw:modifiers="493.02899444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6" draw:layer="layout" svg:width="0.192cm" svg:height="0.79cm" draw:transform="skewX (-0.0151843644923506) rotate (1.34180912893324) translate (13.59cm 3.89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3" draw:text-style-name="P17" draw:layer="layout" svg:width="7.062cm" svg:height="0.806cm" draw:transform="rotate (0.244520628204406) translate (6.062cm 5.419cm)">
          <draw:text-box>
            <text:p><text:span text:style-name="T11">Data VLAN PPPoE Session</text:span></text:p>
          </draw:text-box>
        </draw:frame>
        <draw:g>
          <draw:g>
            <draw:custom-shape draw:style-name="gr34" draw:text-style-name="P6" draw:layer="layout" svg:width="0.189cm" svg:height="0.785cm" draw:transform="skewX (0.00767944870877505) rotate (1.71042266695444) translate (3.676cm 2.07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0.473cm" svg:height="9.591cm" draw:transform="skewX (-0.000872664625997167) rotate (1.71042266695444) translate (4.301cm 3.521cm)">
              <text:p/>
              <draw:enhanced-geometry svg:viewBox="0 0 88 21600" draw:mirror-vertical="false" draw:mirror-horizontal="true" draw:glue-points="44 ?f6 44 0 0 10800 44 21600 88 10800" draw:text-areas="0 ?f6 88 ?f3" draw:type="can" draw:modifiers="493.02899444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6" draw:layer="layout" svg:width="0.189cm" svg:height="0.786cm" draw:transform="skewX (0.001221730476396) rotate (1.71042266695444) translate (13.691cm 3.479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7" draw:text-style-name="P17" draw:layer="layout" svg:width="6.044cm" svg:height="0.697cm" draw:transform="rotate (-0.139626340159547) translate (6.15cm 1.883cm)">
            <draw:text-box>
              <text:p><text:span text:style-name="T11">Data VLAN PPPoE Session</text:span></text:p>
            </draw:text-box>
          </draw:frame>
        </draw:g>
        <draw:custom-shape draw:style-name="gr7" draw:text-style-name="P6" draw:layer="layout" svg:width="0.2cm" svg:height="0.9cm" draw:transform="rotate (1.5707963267949) translate (10cm 4.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 draw:layer="layout" svg:width="0.25cm" svg:height="0.875cm" svg:x="10.329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textarea-vertical-align="middle" fo:padding-top="0.1cm" fo:padding-bottom="0.1cm" fo:padding-left="0.1cm" fo:padding-right="0.1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draw:fill="none" draw:fill-gradient-name="Gradient_20_7" draw:fill-hatch-name="Hatching_20_1" draw:fill-image-name="Bitmape_20_1" draw:end-line-spacing-horizontal="-0.6cm"/>
    </style:style>
    <style:style style:name="Objet_20_sans_20_remplissage_20_et_20_sans_20_ligne" style:display-name="Objet sans remplissage et sans ligne" style:family="graphic" style:parent-style-name="standard">
      <style:graphic-properties draw:stroke="none" draw:stroke-dash="Dashed_20__28_var_29__20_1" draw:fill="none" draw:fill-gradient-name="Gradient_20_7" draw:fill-hatch-name="Hatching_20_1" draw:fill-image-name="Bitmape_20_1" draw:end-line-spacing-horizontal="-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7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3-13T18:42:17</meta:creation-date>
    <dc:date>2018-10-07T17:31:40.232210187</dc:date>
    <meta:editing-duration>PT21H57M2S</meta:editing-duration>
    <meta:editing-cycles>126</meta:editing-cycles>
    <meta:generator>LibreOffice/6.1.2.1$Linux_X86_64 LibreOffice_project/10$Build-1</meta:generator>
    <dc:creator>Philippe Latu</dc:creator>
    <meta:printed-by>Philippe Latu</meta:printed-by>
    <meta:print-date>2018-09-28T13:38:50.554788300</meta:print-date>
    <meta:document-statistic meta:object-count="54"/>
  </office:meta>
</office:document-meta>
</file>